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3pt" officeooo:rsid="0004baed" officeooo:paragraph-rsid="0006e3ef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rsid="0008f5ab" officeooo:paragraph-rsid="0008f5ab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SS No React</text:h>
      <text:p text:style-name="P4">Tem diversas formas de inserir css no react a mais comum é colocar um arquivo css chamado: Pagina.module.css</text:p>
      <text:p text:style-name="P4">junto ao componente jsx: Pagina.js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css no react, hooks, efeito de infinito, efeito de pagin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10:20:37.521000000</meta:creation-date>
    <dc:date>2025-05-02T10:23:14.850000000</dc:date>
    <meta:editing-duration>PT2M36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" meta:word-count="36" meta:character-count="213" meta:non-whitespace-character-count="181"/>
  </office:meta>
</office:document-meta>
</file>